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ffd" officeooo:paragraph-rsid="00138ffd"/>
    </style:style>
    <style:style style:name="P2" style:family="paragraph" style:parent-style-name="Standard">
      <style:text-properties fo:font-weight="bold" officeooo:rsid="002275e1" officeooo:paragraph-rsid="002275e1" style:font-weight-asian="bold" style:font-weight-complex="bold"/>
    </style:style>
    <style:style style:name="P3" style:family="paragraph" style:parent-style-name="Standard">
      <style:text-properties fo:font-weight="bold" officeooo:rsid="00241c1a" officeooo:paragraph-rsid="00241c1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d11e5" officeooo:paragraph-rsid="001d11e5" style:font-size-asian="15pt" style:font-weight-asian="bold" style:font-size-complex="15pt" style:font-weight-complex="bold"/>
    </style:style>
    <style:style style:name="P5" style:family="paragraph" style:parent-style-name="Standard">
      <style:text-properties fo:font-weight="normal" officeooo:rsid="002275e1" officeooo:paragraph-rsid="002275e1" style:font-weight-asian="normal" style:font-weight-complex="normal"/>
    </style:style>
    <style:style style:name="P6" style:family="paragraph" style:parent-style-name="Standard">
      <style:text-properties fo:font-weight="normal" officeooo:rsid="00241c1a" officeooo:paragraph-rsid="00241c1a" style:font-weight-asian="normal" style:font-weight-complex="normal"/>
    </style:style>
    <style:style style:name="P7" style:family="paragraph" style:parent-style-name="Standard">
      <style:text-properties fo:font-weight="bold" officeooo:rsid="00241c1a" officeooo:paragraph-rsid="00241c1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41c1a" officeooo:paragraph-rsid="00241c1a" style:font-weight-asian="bold" style:font-weight-complex="bold"/>
    </style:style>
    <style:style style:name="T1" style:family="text">
      <style:text-properties officeooo:rsid="00242b3a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1" text:anchor-type="page" text:anchor-page-number="1" svg:x="2.6701in" svg:y="1.1709in" svg:width="4.1783in" svg:height="8.3035in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text:p text:style-name="P4">Big Step Semantics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8"><text:soft-page-break/><draw:frame draw:style-name="fr2" draw:name="Object2" text:anchor-type="as-char" svg:y="-1.2854in" svg:width="3.3543in" svg:height="2.511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Safety / Preservation:</text:p>
      <text:p text:style-name="P6">… <text:span text:style-name="T1">missing part …</text:span></text:p>
      <text:p text:style-name="P6"/>
      <text:p text:style-name="P2">Big versus Small Step Semantics:</text:p>
      <text:p text:style-name="P5">[1] <text:a xlink:type="simple" xlink:href="https://cs.stackexchange.com/questions/43294/difference-between-small-and-big-step-operational-semantics" text:style-name="Internet_20_link" text:visited-style-name="Visited_20_Internet_20_Link">https://cs.stackexchange.com/questions/43294/difference-between-small-and-big-step-operational-semantics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5:47:01.170710119</meta:creation-date>
    <dc:date>2019-03-31T19:49:32.309906085</dc:date>
    <meta:editing-duration>PT1H4M1S</meta:editing-duration>
    <meta:editing-cycles>17</meta:editing-cycles>
    <meta:generator>LibreOffice/6.2.2.2$Linux_X86_64 LibreOffice_project/20$Build-2</meta:generator>
    <meta:document-statistic meta:table-count="0" meta:image-count="0" meta:object-count="2" meta:page-count="2" meta:paragraph-count="6" meta:word-count="17" meta:character-count="196" meta:non-whitespace-character-count="184"/>
  </office:meta>
</office:document-meta>
</file>

<file path=Object 1/content.xml><?xml version="1.0" encoding="utf-8"?>
<math xmlns="http://www.w3.org/1998/Math/MathML" display="block">
  <semantics>
    <mtable>
      <mtr>
        <mtd>
          <mrow>
            <mfrac>
              <mrow/>
              <mrow>
                <mrow>
                  <mo fence="true" stretchy="false">⟨</mo>
                  <mrow>
                    <mrow>
                      <mi mathvariant="italic">true</mi>
                      <mi>,</mi>
                      <mi>s</mi>
                    </mrow>
                  </mrow>
                  <mo fence="true" stretchy="false">⟩</mo>
                </mrow>
                <mi>⇓</mi>
                <mi mathvariant="italic">true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i mathvariant="italic">TRUE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/>
              <mrow>
                <mrow>
                  <mo fence="true" stretchy="false">⟨</mo>
                  <mrow>
                    <mrow>
                      <mi mathvariant="italic">false</mi>
                      <mi>,</mi>
                      <mi>s</mi>
                    </mrow>
                  </mrow>
                  <mo fence="true" stretchy="false">⟩</mo>
                </mrow>
                <mi>⇓</mi>
                <mi mathvariant="italic">false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i mathvariant="italic">FALSE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⟨</mo>
                  <mrow>
                    <mrow>
                      <msub>
                        <mi>e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sub>
                  <mi>v</mi>
                  <mn>1</mn>
                </msub>
                <mspace width="2em"/>
                <mrow>
                  <mo fence="true" stretchy="false">⟨</mo>
                  <mrow>
                    <mrow>
                      <msub>
                        <mi>e</mi>
                        <mn>2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sub>
                  <mi>v</mi>
                  <mn>2</mn>
                </msub>
              </mrow>
              <mrow>
                <mrow>
                  <mo fence="true" stretchy="false">⟨</mo>
                  <mrow>
                    <mrow>
                      <mrow>
                        <msub>
                          <mi>e</mi>
                          <mn>1</mn>
                        </msub>
                        <mo stretchy="false">+</mo>
                        <msub>
                          <mi>e</mi>
                          <mn>2</mn>
                        </msub>
                      </mrow>
                      <mi>,</mi>
                      <mi>s</mi>
                    </mrow>
                  </mrow>
                  <mo fence="true" stretchy="false">⟩</mo>
                </mrow>
                <mi>⇓</mi>
                <mrow>
                  <msub>
                    <mi>v</mi>
                    <mn>1</mn>
                  </msub>
                  <msub>
                    <mo stretchy="false">+</mo>
                    <mtext>Int</mtext>
                  </msub>
                  <msub>
                    <mi>v</mi>
                    <mn>2</mn>
                  </msub>
                </mrow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i mathvariant="italic">ADD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⟨</mo>
                  <mrow>
                    <mrow>
                      <msub>
                        <mi>e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 mathvariant="italic">true</mi>
                <mspace width="2em"/>
                <mrow>
                  <mo fence="true" stretchy="false">⟨</mo>
                  <mrow>
                    <mrow>
                      <msub>
                        <mi>e</mi>
                        <mn>2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sub>
                  <mi>b</mi>
                  <mn>2</mn>
                </msub>
              </mrow>
              <mrow>
                <mrow>
                  <mo fence="true" stretchy="false">⟨</mo>
                  <mrow>
                    <mrow>
                      <mrow>
                        <msub>
                          <mi>e</mi>
                          <mn>1</mn>
                        </msub>
                        <mo stretchy="false">∧</mo>
                        <msub>
                          <mi>e</mi>
                          <mn>2</mn>
                        </msub>
                      </mrow>
                      <mi>,</mi>
                      <mi>s</mi>
                    </mrow>
                  </mrow>
                  <mo fence="true" stretchy="false">⟩</mo>
                </mrow>
                <mi>⇓</mi>
                <msub>
                  <mi>b</mi>
                  <mn>2</mn>
                </msub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text>and</mtext>
                  <mo stretchy="false">−</mo>
                  <mi mathvariant="italic">TRUE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⟨</mo>
                  <mrow>
                    <mrow>
                      <msub>
                        <mi>e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 mathvariant="italic">false</mi>
                <mspace width="2em"/>
                <mrow>
                  <mo fence="true" stretchy="false">⟨</mo>
                  <mrow>
                    <mrow>
                      <msub>
                        <mi>e</mi>
                        <mn>2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sub>
                  <mi>b</mi>
                  <mn>2</mn>
                </msub>
              </mrow>
              <mrow>
                <mrow>
                  <mo fence="true" stretchy="false">⟨</mo>
                  <mrow>
                    <mrow>
                      <mrow>
                        <msub>
                          <mi>e</mi>
                          <mn>1</mn>
                        </msub>
                        <mo stretchy="false">∧</mo>
                        <msub>
                          <mi>e</mi>
                          <mn>2</mn>
                        </msub>
                      </mrow>
                      <mi>,</mi>
                      <mi>s</mi>
                    </mrow>
                  </mrow>
                  <mo fence="true" stretchy="false">⟩</mo>
                </mrow>
                <mi>⇓</mi>
                <mi mathvariant="italic">false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text>and</mtext>
                  <mo stretchy="false">−</mo>
                  <mi mathvariant="italic">FALSE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⟨</mo>
                  <mrow>
                    <mrow>
                      <msub>
                        <mi>e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 mathvariant="italic">true</mi>
              </mrow>
              <mrow>
                <mrow>
                  <mo fence="true" stretchy="false">⟨</mo>
                  <mrow>
                    <mrow>
                      <mi mathvariant="italic">not</mi>
                      <msub>
                        <mi>e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 mathvariant="italic">false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text>not</mtext>
                  <mo stretchy="false">−</mo>
                  <mi mathvariant="italic">TRUE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⟨</mo>
                  <mrow>
                    <mrow>
                      <msub>
                        <mi>e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 mathvariant="italic">false</mi>
              </mrow>
              <mrow>
                <mrow>
                  <mo fence="true" stretchy="false">⟨</mo>
                  <mrow>
                    <mrow>
                      <mi mathvariant="italic">not</mi>
                      <msub>
                        <mi>e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 mathvariant="italic">true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text>not</mtext>
                  <mo stretchy="false">−</mo>
                  <mi mathvariant="italic">FALSE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/>
              <mrow>
                <mrow>
                  <mo fence="true" stretchy="false">⟨</mo>
                  <mrow>
                    <mrow>
                      <mi mathvariant="italic">skip</mi>
                      <mi>,</mi>
                      <mi>s</mi>
                    </mrow>
                  </mrow>
                  <mo fence="true" stretchy="false">⟩</mo>
                </mrow>
                <mi>⇓</mi>
                <mi>s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i mathvariant="italic">SKIP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⟨</mo>
                  <mrow>
                    <mrow>
                      <msub>
                        <mi>e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 mathvariant="italic">true</mi>
                <mspace width="2em"/>
                <mrow>
                  <mo fence="true" stretchy="false">⟨</mo>
                  <mrow>
                    <mrow>
                      <msub>
                        <mi>e</mi>
                        <mn>2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>s</mi>
                <mi>'</mi>
              </mrow>
              <mrow>
                <mrow>
                  <mo fence="true" stretchy="false">⟨</mo>
                  <mrow>
                    <mrow>
                      <mi mathvariant="italic">if</mi>
                      <msub>
                        <mi>e</mi>
                        <mn>1</mn>
                      </msub>
                      <mspace width="1em"/>
                      <mi mathvariant="italic">then</mi>
                      <mspace width="1em"/>
                      <msub>
                        <mi>e</mi>
                        <mn>2</mn>
                      </msub>
                      <mspace width="1em"/>
                      <mi mathvariant="italic">else</mi>
                      <mspace width="1em"/>
                      <msub>
                        <mi>e</mi>
                        <mn>3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>s</mi>
                <mi>'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i mathvariant="italic">if</mi>
                  <mo stretchy="false">−</mo>
                  <mi mathvariant="italic">TRUE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⟨</mo>
                  <mrow>
                    <mrow>
                      <msub>
                        <mi>e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 mathvariant="italic">false</mi>
                <mspace width="2em"/>
                <mrow>
                  <mo fence="true" stretchy="false">⟨</mo>
                  <mrow>
                    <mrow>
                      <msub>
                        <mi>e</mi>
                        <mn>3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>s</mi>
                <mi>'</mi>
                <mi>'</mi>
              </mrow>
              <mrow>
                <mrow>
                  <mo fence="true" stretchy="false">⟨</mo>
                  <mrow>
                    <mrow>
                      <mi mathvariant="italic">if</mi>
                      <msub>
                        <mi>e</mi>
                        <mn>1</mn>
                      </msub>
                      <mspace width="1em"/>
                      <mi mathvariant="italic">then</mi>
                      <mspace width="1em"/>
                      <msub>
                        <mi>e</mi>
                        <mn>2</mn>
                      </msub>
                      <mspace width="1em"/>
                      <mi mathvariant="italic">else</mi>
                      <mspace width="1em"/>
                      <msub>
                        <mi>e</mi>
                        <mn>3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>s</mi>
                <mi>'</mi>
                <mi>'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i mathvariant="italic">if</mi>
                  <mo stretchy="false">−</mo>
                  <mi mathvariant="italic">FALSE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⟨</mo>
                  <mrow>
                    <mrow>
                      <mi>a</mi>
                      <mi>,</mi>
                      <mi>s</mi>
                    </mrow>
                  </mrow>
                  <mo fence="true" stretchy="false">⟩</mo>
                </mrow>
                <mi>⇓</mi>
                <mi>v</mi>
              </mrow>
              <mrow>
                <mrow>
                  <mo fence="true" stretchy="false">⟨</mo>
                  <mrow>
                    <mrow>
                      <mi>x</mi>
                      <mrow>
                        <mi mathvariant="normal">:</mi>
                        <mo stretchy="false">=</mo>
                        <mi>a</mi>
                      </mrow>
                      <mi>,</mi>
                      <mi>s</mi>
                    </mrow>
                  </mrow>
                  <mo fence="true" stretchy="false">⟩</mo>
                </mrow>
                <mi>⇓</mi>
                <mi>s</mi>
                <mrow>
                  <mo fence="true" stretchy="false">[</mo>
                  <mrow>
                    <mrow>
                      <mi>v</mi>
                      <mo stretchy="false">/</mo>
                      <mi>x</mi>
                    </mrow>
                  </mrow>
                  <mo fence="true" stretchy="false">]</mo>
                </mrow>
              </mrow>
            </mfrac>
            <mspace width="1em"/>
            <mi mathvariant="italic">iff</mi>
            <mi>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≠</mo>
              <mspace width="0.5em"/>
              <mo stretchy="false">⊥</mo>
              <mspace width="2.5em"/>
            </mrow>
            <mrow>
              <mo fence="true" stretchy="false">(</mo>
              <mrow>
                <mrow>
                  <mi>E</mi>
                  <mo stretchy="false">−</mo>
                  <mi mathvariant="italic">ASSIGN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⟨</mo>
                  <mrow>
                    <mrow>
                      <mi>e</mi>
                      <mi>,</mi>
                      <mi>s</mi>
                    </mrow>
                  </mrow>
                  <mo fence="true" stretchy="false">⟩</mo>
                </mrow>
                <mi>⇓</mi>
                <mi mathvariant="italic">false</mi>
              </mrow>
              <mrow>
                <mrow>
                  <mo fence="true" stretchy="false">⟨</mo>
                  <mrow>
                    <mrow>
                      <mi mathvariant="italic">while</mi>
                      <mspace width="0.5em"/>
                      <mi>e</mi>
                      <mspace width="0.5em"/>
                      <mi mathvariant="italic">do</mi>
                      <mspace width="0.5em"/>
                      <mi>c</mi>
                      <mi>,</mi>
                      <mi>s</mi>
                    </mrow>
                  </mrow>
                  <mo fence="true" stretchy="false">⟩</mo>
                </mrow>
                <mi>⇓</mi>
                <mi>s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i mathvariant="italic">WHILE</mi>
                  <mo stretchy="false">−</mo>
                  <mi mathvariant="italic">FALSE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⟨</mo>
                  <mrow>
                    <mrow>
                      <mi>e</mi>
                      <mi>,</mi>
                      <mi>s</mi>
                    </mrow>
                  </mrow>
                  <mo fence="true" stretchy="false">⟩</mo>
                </mrow>
                <mi>⇓</mi>
                <mi mathvariant="italic">true</mi>
                <mspace width="2em"/>
                <mrow>
                  <mo fence="true" stretchy="false">⟨</mo>
                  <mrow>
                    <mrow>
                      <mi>c</mi>
                      <mi>;</mi>
                      <mi mathvariant="italic">while</mi>
                      <mspace width="0.5em"/>
                      <mi>b</mi>
                      <mspace width="0.5em"/>
                      <mi mathvariant="italic">do</mi>
                      <mspace width="0.5em"/>
                      <mi>c</mi>
                      <mi>,</mi>
                      <mi>s</mi>
                    </mrow>
                  </mrow>
                  <mo fence="true" stretchy="false">⟩</mo>
                </mrow>
                <mi>⇓</mi>
                <mi>s</mi>
                <mi>'</mi>
              </mrow>
              <mrow>
                <mrow>
                  <mo fence="true" stretchy="false">⟨</mo>
                  <mrow>
                    <mrow>
                      <mi mathvariant="italic">while</mi>
                      <mspace width="0.5em"/>
                      <mi>e</mi>
                      <mspace width="0.5em"/>
                      <mi mathvariant="italic">do</mi>
                      <mspace width="0.5em"/>
                      <mi>c</mi>
                      <mi>,</mi>
                      <mi>s</mi>
                    </mrow>
                  </mrow>
                  <mo fence="true" stretchy="false">⟩</mo>
                </mrow>
                <mi>⇓</mi>
                <mi>s</mi>
                <mi>'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i mathvariant="italic">WHILE</mi>
                  <mo stretchy="false">−</mo>
                  <mi mathvariant="italic">TRUE</mi>
                </mrow>
              </mrow>
              <mo fence="true" stretchy="false">)</mo>
            </mrow>
          </mrow>
        </mtd>
      </mtr>
      <mtr>
        <mtd>
          <mrow/>
        </mtd>
      </mtr>
    </mtable>
    <annotation encoding="StarMath 5.0">{} over { langle true, s rangle ⇓ true} ```` (E-TRUE) newline newline
{} over { langle false, s rangle ⇓ false} ```` (E-FALSE) newline newline

{ langle e_1, s rangle ⇓ v_1  ```` langle e_2, s rangle ⇓ v_2 } over { langle e_1 + e_2, s rangle ⇓ v_1 +_"Int" v_2} ```` (E-ADD) newline newline

{ langle e_1, s rangle ⇓ true  ```` langle e_2, s rangle ⇓ b_2 } over { langle e_1 and e_2, s rangle ⇓ b_2} ```` (E-"and"-TRUE) newline newline
{ langle e_1, s rangle ⇓ false  ```` langle e_2, s rangle ⇓ b_2 } over { langle e_1 and e_2, s rangle ⇓ false} ```` (E-"and"-FALSE) newline newline 

{ langle e_1, s rangle ⇓ true } over { langle not e_1, s rangle ⇓ false} ```` (E-"not"-TRUE) newline newline 
{ langle e_1, s rangle ⇓ false} over { langle not e_1, s rangle ⇓ true} ```` (E-"not"-FALSE) newline newline

{ } over { langle skip, s rangle ⇓ s} ```` (E-SKIP) newline newline

{ langle e_1, s rangle ⇓ true ```` langle e_2, s rangle ⇓ s'} over { langle if e_1 ``then`` e_2 ``else`` e_3, s rangle ⇓ s'} ```` (E-if-TRUE) newline newline
{ langle e_1, s rangle ⇓ false ```` langle e_3, s rangle ⇓ s''} over { langle if e_1 ``then`` e_2 ``else`` e_3, s rangle ⇓ s''} ```` (E-if-FALSE) newline newline

{ alignc langle a,s rangle ⇓ v} over { langle x := a,s rangle ⇓ s[v/x]} ``iff s(x) neq ` ortho `  ```` ( E-ASSIGN ) newline newline


{alignc langle e,s rangle ⇓ false} over {langle while `e` do `c, s rangle ⇓ s} ```` ( E-WHILE-FALSE ) newline newline
{alignc langle e,s rangle ⇓ true ```` langle c;while `b` do `c,s rangle ⇓ s'} over {alignc langle while `e` do `c, s rangle ⇓ s'} ```` ( E-WHILE-TRUE ) newline newline
</annotation>
  </semantics>
</math>
</file>

<file path=Object 2/content.xml><?xml version="1.0" encoding="utf-8"?>
<math xmlns="http://www.w3.org/1998/Math/MathML" display="block">
  <semantics>
    <mtable>
      <mtr>
        <mtd>
          <mrow>
            <mfrac>
              <mrow>
                <mrow>
                  <mo fence="true" stretchy="false">⟨</mo>
                  <mrow>
                    <mrow>
                      <msub>
                        <mi>a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row>
                  <mo fence="true" stretchy="false">⟨</mo>
                  <mrow>
                    <msub>
                      <mi>i</mi>
                      <mn>1</mn>
                    </msub>
                  </mrow>
                  <mo fence="true" stretchy="false">⟩</mo>
                </mrow>
                <mspace width="2em"/>
                <mrow>
                  <mo fence="true" stretchy="false">⟨</mo>
                  <mrow>
                    <mrow>
                      <msub>
                        <mi>a</mi>
                        <mn>2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row>
                  <mo fence="true" stretchy="false">⟨</mo>
                  <mrow>
                    <msub>
                      <mi>i</mi>
                      <mn>2</mn>
                    </msub>
                  </mrow>
                  <mo fence="true" stretchy="false">⟩</mo>
                </mrow>
              </mrow>
              <mrow>
                <mrow>
                  <mo fence="true" stretchy="false">⟨</mo>
                  <mrow>
                    <mrow>
                      <mrow>
                        <msub>
                          <mi>a</mi>
                          <mn>1</mn>
                        </msub>
                        <mo stretchy="false">≤</mo>
                        <msub>
                          <mi>a</mi>
                          <mn>2</mn>
                        </msub>
                      </mrow>
                      <mi>,</mi>
                      <mi>s</mi>
                    </mrow>
                  </mrow>
                  <mo fence="true" stretchy="false">⟩</mo>
                </mrow>
                <mi>⇓</mi>
                <mrow>
                  <mo fence="true" stretchy="false">⟨</mo>
                  <mrow>
                    <mrow>
                      <msub>
                        <mi>i</mi>
                        <mn>1</mn>
                      </msub>
                      <mo stretchy="false">≤</mo>
                      <msub>
                        <mi>i</mi>
                        <mn>2</mn>
                      </msub>
                    </mrow>
                  </mrow>
                  <mo fence="true" stretchy="false">⟩</mo>
                </mrow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i mathvariant="italic">LEQ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⟨</mo>
                  <mrow>
                    <mrow>
                      <msub>
                        <mi>a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row>
                  <mo fence="true" stretchy="false">⟨</mo>
                  <mrow>
                    <msub>
                      <mi>i</mi>
                      <mn>1</mn>
                    </msub>
                  </mrow>
                  <mo fence="true" stretchy="false">⟩</mo>
                </mrow>
                <mspace width="2em"/>
                <mrow>
                  <mo fence="true" stretchy="false">⟨</mo>
                  <mrow>
                    <mrow>
                      <msub>
                        <mi>a</mi>
                        <mn>2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row>
                  <mo fence="true" stretchy="false">⟨</mo>
                  <mrow>
                    <msub>
                      <mi>i</mi>
                      <mn>2</mn>
                    </msub>
                  </mrow>
                  <mo fence="true" stretchy="false">⟩</mo>
                </mrow>
              </mrow>
              <mrow>
                <mrow>
                  <mo fence="true" stretchy="false">⟨</mo>
                  <mrow>
                    <mrow>
                      <mrow>
                        <msub>
                          <mi>a</mi>
                          <mn>1</mn>
                        </msub>
                        <mo stretchy="false">/</mo>
                        <msub>
                          <mi>a</mi>
                          <mn>2</mn>
                        </msub>
                      </mrow>
                      <mi>,</mi>
                      <mi>s</mi>
                    </mrow>
                  </mrow>
                  <mo fence="true" stretchy="false">⟩</mo>
                </mrow>
                <mi>⇓</mi>
                <mrow>
                  <mo fence="true" stretchy="false">⟨</mo>
                  <mrow>
                    <mrow>
                      <msub>
                        <mi>i</mi>
                        <mn>1</mn>
                      </msub>
                      <mo stretchy="false">/</mo>
                      <msub>
                        <mi>i</mi>
                        <mn>2</mn>
                      </msub>
                    </mrow>
                  </mrow>
                  <mo fence="true" stretchy="false">⟩</mo>
                </mrow>
              </mrow>
            </mfrac>
            <mspace width="1em"/>
            <mi>,</mi>
            <mspace width="0.5em"/>
            <mrow>
              <msub>
                <mi>i</mi>
                <mn>2</mn>
              </msub>
              <mo stretchy="false">≠</mo>
              <mn>0</mn>
            </mrow>
            <mspace width="1em"/>
            <mrow>
              <mo fence="true" stretchy="false">(</mo>
              <mrow>
                <mrow>
                  <mi>E</mi>
                  <mo stretchy="false">−</mo>
                  <mi mathvariant="italic">DIVIDE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⟨</mo>
                  <mrow>
                    <mrow>
                      <msub>
                        <mi>c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row>
                  <mo fence="true" stretchy="false">⟨</mo>
                  <mrow>
                    <mrow>
                      <mi>s</mi>
                      <mi>'</mi>
                    </mrow>
                  </mrow>
                  <mo fence="true" stretchy="false">⟩</mo>
                </mrow>
                <mspace width="2em"/>
                <mrow>
                  <mo fence="true" stretchy="false">⟨</mo>
                  <mrow>
                    <mrow>
                      <msub>
                        <mi>c</mi>
                        <mn>2</mn>
                      </msub>
                      <mi>,</mi>
                      <mi>s</mi>
                      <mi>'</mi>
                    </mrow>
                  </mrow>
                  <mo fence="true" stretchy="false">⟩</mo>
                </mrow>
                <mi>⇓</mi>
                <mrow>
                  <mo fence="true" stretchy="false">⟨</mo>
                  <mrow>
                    <mrow>
                      <mi>s</mi>
                      <mi>'</mi>
                      <mi>'</mi>
                    </mrow>
                  </mrow>
                  <mo fence="true" stretchy="false">⟩</mo>
                </mrow>
              </mrow>
              <mrow>
                <mrow>
                  <mo fence="true" stretchy="false">⟨</mo>
                  <mrow>
                    <mrow>
                      <msub>
                        <mi>c</mi>
                        <mn>1</mn>
                      </msub>
                      <mi>;</mi>
                      <msub>
                        <mi>c</mi>
                        <mn>2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row>
                  <mo fence="true" stretchy="false">⟨</mo>
                  <mrow>
                    <mrow>
                      <mi>s</mi>
                      <mi>'</mi>
                      <mi>'</mi>
                    </mrow>
                  </mrow>
                  <mo fence="true" stretchy="false">⟩</mo>
                </mrow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i mathvariant="italic">SEQ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false">⟨</mo>
              <mrow>
                <mrow>
                  <mi>x</mi>
                  <mi>,</mi>
                  <mi>s</mi>
                </mrow>
              </mrow>
              <mo fence="true" stretchy="false">⟩</mo>
            </mrow>
            <mi>⇓</mi>
            <mrow>
              <mo fence="true" stretchy="false">⟨</mo>
              <mrow>
                <mrow>
                  <mi>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⟩</mo>
            </mrow>
            <mspace width="1.5em"/>
            <mi mathvariant="italic">if</mi>
            <mi>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≠</mo>
              <mspace width="0.5em"/>
              <mo stretchy="false">⊥</mo>
              <mspace width="2em"/>
            </mrow>
            <mrow>
              <mo fence="true" stretchy="false">(</mo>
              <mrow>
                <mrow>
                  <mi>E</mi>
                  <mo stretchy="false">−</mo>
                  <mi mathvariant="italic">LOOKUP</mi>
                </mrow>
              </mrow>
              <mo fence="true" stretchy="false">)</mo>
            </mrow>
          </mrow>
        </mtd>
      </mtr>
      <mtr>
        <mtd>
          <mrow/>
        </mtd>
      </mtr>
    </mtable>
    <annotation encoding="StarMath 5.0">{alignc langle a_1,s rangle ⇓ langle i_1 rangle ```` langle a_2,s rangle ⇓ langle i_2 rangle} over {alignc langle a_1 le a_2,s rangle ⇓ langle i_1 le i_2 rangle} ```` ( E-LEQ ) newline newline

{alignc langle a_1,s rangle ⇓ langle i_1 rangle ```` langle a_2,s rangle ⇓ langle i_2 rangle} over {alignc langle a_1 / a_2,s rangle ⇓ langle i_1 / i_2 rangle} ``,` i_2 neq 0 `` ( E-DIVIDE ) newline newline

{alignc langle c_1,s rangle ⇓ langle s' rangle ```` langle c_2,s' rangle ⇓ langle s'' rangle} over {alignc langle c_1;c_2,s rangle ⇓ langle s'' rangle} ```` ( E-SEQ ) newline newline

langle x,s rangle ⇓ langle s(x) rangle ``` if s(x) neq `ortho` ``` (E-LOOKUP) newline newline
</annotation>
  </semantics>
</math>
</file>